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left" style:shadow="#808080 0.176cm 0.176cm"/>
    </style:style>
    <style:style style:name="Tabella1.A" style:family="table-column">
      <style:table-column-properties style:column-width="2.588cm"/>
    </style:style>
    <style:style style:name="Tabella1.B" style:family="table-column">
      <style:table-column-properties style:column-width="4.113cm"/>
    </style:style>
    <style:style style:name="Tabella1.C" style:family="table-column">
      <style:table-column-properties style:column-width="3.757cm"/>
    </style:style>
    <style:style style:name="Tabella1.D" style:family="table-column">
      <style:table-column-properties style:column-width="1.887cm"/>
    </style:style>
    <style:style style:name="Tabella1.E" style:family="table-column">
      <style:table-column-properties style:column-width="4.655cm"/>
    </style:style>
    <style:style style:name="Tabel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1.E1" style:family="table-cell">
      <style:table-cell-properties style:vertical-align="middle" fo:padding="0.049cm" fo:border="0.05pt solid #000000"/>
    </style:style>
    <style:style style:name="Tabel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1cm" fo:margin-right="1cm" fo:text-indent="0cm" style:auto-text-indent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4">
      <style:paragraph-properties fo:margin-top="0cm" fo:margin-bottom="0cm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5">
      <style:paragraph-properties fo:margin-top="0cm" fo:margin-bottom="0cm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6">
      <style:paragraph-properties fo:margin-top="0cm" fo:margin-bottom="0cm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7">
      <style:paragraph-properties fo:margin-top="0cm" fo:margin-bottom="0cm" style:contextual-spacing="false"/>
    </style:style>
    <style:style style:name="P54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rizon Europe: La Nostra Guida Completa ai 6 Gruppi Tematici per le Vostre Opportunità di Crescita</text:h>
      <text:p text:style-name="Text_20_body"><text:span text:style-name="Strong_20_Emphasis">Noi di Solarix Business</text:span> (<text:a xlink:type="simple" xlink:href="http://www.solarixbusiness.it/" text:style-name="Internet_20_link" text:visited-style-name="Visited_20_Internet_20_Link"><text:span text:style-name="Strong_20_Emphasis">www.solarixbusiness.it</text:span></text:a>) <text:span text:style-name="Strong_20_Emphasis">vi accompagniamo nell'evoluzione del vostro business attraverso i fondi europei</text:span></text:p>
      <text:h text:style-name="Heading_20_2" text:outline-level="2">Introduzione</text:h>
      <text:p text:style-name="Text_20_body"><text:span text:style-name="Strong_20_Emphasis">Noi di Solarix Business abbiamo sviluppato questa guida completa su Horizon Europe</text:span> come strumento strategico per accompagnare i nostri clienti nell'evoluzione del loro business. Partiamo dalla nostra expertise consolidata in energia ed efficientamento per guidarvi verso nuovi campi di crescita, costruendo insieme percorsi di sviluppo ambiziosi e duraturi.</text:p>
      <text:p text:style-name="Text_20_body"><text:span text:style-name="Strong_20_Emphasis">Horizon Europe rappresenta il più grande piano dell'Unione Europea</text:span> per finanziare idee innovative, con un budget totale di circa <text:span text:style-name="Strong_20_Emphasis">95,5 miliardi di euro dal 2021 al 2027</text:span>, e una proposta per estenderlo fino al <text:span text:style-name="Strong_20_Emphasis">2034 con 175 miliardi extra</text:span>. I 6 gruppi tematici (chiamati "cluster") sono il cuore del programma, ispirati a sfide globali come il cambiamento climatico, la salute pubblica, la competitività economica e la sostenibilità sociale.</text:p>
      <text:p text:style-name="Text_20_body"><text:span text:style-name="Strong_20_Emphasis">In questa guida, noi di Solarix Business</text:span> descriviamo in dettaglio gli obiettivi che hanno ispirato la loro creazione, i requisiti di partecipazione (almeno 3 attori da 3 paesi europei diversi), i minimi e massimi finanziabili, le date di scadenza per il 2025, eventuali deroghe o rinnovi, e come si struttura una domanda. <text:span text:style-name="Strong_20_Emphasis">Tutto spiegato in modo semplice e accessibile</text:span> - pensiamo a questo come a un ponte per differenziare la vostra azienda e attrarre nuove opportunità di business.</text:p>
      <text:h text:style-name="Heading_20_2" text:outline-level="2">Gli Obiettivi che Hanno Ispirato la Creazione dei 6 Gruppi</text:h>
      <text:p text:style-name="Text_20_body"><text:span text:style-name="Strong_20_Emphasis">Noi di Solarix Business vi spieghiamo</text:span> come i 6 gruppi sono nati per rispondere alle grandi sfide dell'Europa: il Green Deal (piano per un continente verde e sostenibile), la transizione digitale (uso di tecnologia per migliorare la vita), la competitività economica (rendere l'Europa leader mondiale) e l'inclusione sociale (nessuno lasciato indietro). L'ispirazione viene da problemi reali: inquinamento, malattie, disuguaglianze, e la necessità di innovare per un futuro migliore. Ogni gruppo bilancia obiettivi ambientali, sociali ed economici, promuovendo collaborazione tra paesi per soluzioni che funzionino ovunque.</text:p>
      <text:h text:style-name="Heading_20_3" text:outline-level="3">Gruppo 1: Salute</text:h>
      <text:p text:style-name="Text_20_body"><text:span text:style-name="Strong_20_Emphasis">Ispirazione:</text:span> Necessità di prevenire malattie, affrontare epidemie e promuovere un invecchiamento sano, soprattutto dopo la pandemia COVID.<text:line-break/><text:span text:style-name="Strong_20_Emphasis">Obiettivo:</text:span> Migliorare la salute per tutti, usando tecnologia per cure personalizzate e ambienti sani, riducendo costi sanitari e aumentando la qualità della vita.</text:p>
      <text:h text:style-name="Heading_20_3" text:outline-level="3"><text:soft-page-break/>Gruppo 2: Cultura, Creatività e Società Inclusiva</text:h>
      <text:p text:style-name="Text_20_body"><text:span text:style-name="Strong_20_Emphasis">Ispirazione:</text:span> Rafforzare la democrazia e l'identità europea, combattendo discriminazioni e stimolando creatività.<text:line-break/><text:span text:style-name="Strong_20_Emphasis">Obiettivo:</text:span> Creare una società unita, dove cultura e arte aiutino l'inclusione, educando le persone e proteggendo tradizioni per un'Europa più giusta.</text:p>
      <text:h text:style-name="Heading_20_3" text:outline-level="3">Gruppo 3: Sicurezza Civile per la Società</text:h>
      <text:p text:style-name="Text_20_body"><text:span text:style-name="Strong_20_Emphasis">Ispirazione:</text:span> Minacce come crimini, disastri naturali e attacchi online, per proteggere cittadini e comunità.<text:line-break/><text:span text:style-name="Strong_20_Emphasis">Obiettivo:</text:span> Sviluppare strumenti per prevenire rischi, gestire emergenze e costruire resilienza (capacità di riprendersi), rendendo l'Europa più sicura senza limitare libertà.</text:p>
      <text:h text:style-name="Heading_20_3" text:outline-level="3">Gruppo 4: Digitale, Industria e Spazio</text:h>
      <text:p text:style-name="Text_20_body"><text:span text:style-name="Strong_20_Emphasis">Ispirazione:</text:span> Spinta per una transizione digitale e industriale, usando lo spazio per benefici terrestri.<text:line-break/><text:span text:style-name="Strong_20_Emphasis">Obiettivo:</text:span> Innovare tecnologia e produzione per competitività, creando posti di lavoro e soluzioni come app o satelliti che migliorino vita quotidiana e economia.</text:p>
      <text:h text:style-name="Heading_20_3" text:outline-level="3">Gruppo 5: Clima, Energia e Mobilità</text:h>
      <text:p text:style-name="Text_20_body"><text:span text:style-name="Strong_20_Emphasis">Ispirazione:</text:span> Green Deal e lotta al riscaldamento globale, per transizione verde.<text:line-break/><text:span text:style-name="Strong_20_Emphasis">Obiettivo:</text:span> Ridurre emissioni, promuovere energia pulita e trasporti sostenibili, adattando società e natura ai cambiamenti per un'Europa climate-neutral (senza impatto sul clima) entro il 2050.</text:p>
      <text:h text:style-name="Heading_20_3" text:outline-level="3">Gruppo 6: Alimentazione, Bioeconomia, Risorse Naturali, Agricoltura e Ambiente</text:h>
      <text:p text:style-name="Text_20_body"><text:span text:style-name="Strong_20_Emphasis">Ispirazione:</text:span> Necessità di cibo sano, risorse sostenibili e protezione biodiversità.<text:line-break/><text:span text:style-name="Strong_20_Emphasis">Obiettivo:</text:span> Accelerare una bioeconomia (economia basata su natura), riducendo sprechi, invertendo declino ambientale e bilanciando bisogni umani con ecologia per sistemi alimentari duraturi.</text:p>
      <text:p text:style-name="P1"><text:span text:style-name="Strong_20_Emphasis">Come vi guidiamo noi di Solarix Business:</text:span> Questi obiettivi sono interconnessi e noi vi aiutiamo a identificare le sinergie - ad esempio, un progetto su energia pulita (Gruppo 5) può beneficiare la salute (Gruppo 1) riducendo inquinamento.</text:p>
      <text:h text:style-name="Heading_20_2" text:outline-level="2">Requisiti di Partecipazione: Almeno 3 Attori da 3 Paesi Europei</text:h>
      <text:p text:style-name="Text_20_body"><text:span text:style-name="Strong_20_Emphasis">Sì</text:span>, per la maggior parte delle azioni principali (come Ricerca e Innovazione o Azioni di Innovazione), tutti i 6 gruppi richiedono <text:span text:style-name="Strong_20_Emphasis">almeno 3 entità indipendenti</text:span> da <text:span text:style-name="Strong_20_Emphasis">3 paesi diversi</text:span> dell'Unione Europea o associati (come Norvegia). <text:span text:style-name="Strong_20_Emphasis">Noi di Solarix Business vi supportiamo</text:span> nella costruzione di questi consorzi internazionali, garantendo collaborazione transnazionale e impatto ampio.</text:p>
      <text:h text:style-name="Heading_20_3" text:outline-level="3"><text:soft-page-break/>Esempi Pratici che Noi di Solarix Business Possiamo Realizzare:</text:h>
      <text:p text:style-name="Text_20_body"><text:span text:style-name="Strong_20_Emphasis">Gruppo 1 (Salute):</text:span> <text:span text:style-name="Strong_20_Emphasis">Con la nostra consulenza</text:span>, una vostra azienda italiana può collaborare con un'università tedesca (ricerca su malattie) e un ospedale francese (test cure) per sviluppare un'app che monitora inquinanti e previene allergie.</text:p>
      <text:p text:style-name="Text_20_body"><text:span text:style-name="Strong_20_Emphasis">Gruppo 2 (Cultura):</text:span> <text:span text:style-name="Strong_20_Emphasis">Vi aiutiamo a creare</text:span> partnership tra la vostra associazione italiana, un museo spagnolo e un gruppo creativo olandese per una piattaforma digitale di storie inclusive.</text:p>
      <text:p text:style-name="Text_20_body"><text:span text:style-name="Strong_20_Emphasis">Gruppo 5 (Energia):</text:span> <text:span text:style-name="Strong_20_Emphasis">La nostra specialty</text:span> - guidiamo la vostra impresa italiana con operatori danesi e ricercatori austriaci per reti di mobilità verde.</text:p>
      <text:h text:style-name="Heading_20_2" text:outline-level="2">Budget e Finanziamenti Disponibili</text:h>
      <text:p text:style-name="Text_20_body"><text:span text:style-name="Strong_20_Emphasis">Noi di Solarix Business vi orientiamo</text:span> sui finanziamenti che variano per call specifica, ma in generale per i progetti collaborativi nei 6 gruppi:</text:p>
      <text:h text:style-name="Heading_20_3" text:outline-level="3">Budget di Progetto:</text:h>
      <text:list text:style-name="L1">
        <text:list-item>
          <text:p text:style-name="P2"><text:span text:style-name="Strong_20_Emphasis">Minimo:</text:span> Tipicamente <text:span text:style-name="Strong_20_Emphasis">1-3 milioni di euro</text:span> per progetto (azioni pilota) </text:p>
        </text:list-item>
        <text:list-item>
          <text:p text:style-name="P3"><text:span text:style-name="Strong_20_Emphasis">Massimo:</text:span> Fino a <text:span text:style-name="Strong_20_Emphasis">10-45 milioni di euro</text:span> per progetto (azioni infrastrutturali) </text:p>
        </text:list-item>
      </text:list>
      <text:h text:style-name="Heading_20_3" text:outline-level="3">Percentuali di Contributo UE che Vi Possiamo Ottenere:</text:h>
      <text:list text:style-name="L2">
        <text:list-item>
          <text:p text:style-name="P4"><text:span text:style-name="Strong_20_Emphasis">Per le vostre imprese:</text:span> Fino al <text:span text:style-name="Strong_20_Emphasis">70%</text:span> dei costi a fondo perduto </text:p>
        </text:list-item>
        <text:list-item>
          <text:p text:style-name="P5"><text:span text:style-name="Strong_20_Emphasis">Per ricerca non-profit:</text:span> Fino al <text:span text:style-name="Strong_20_Emphasis">100%</text:span> dei costi </text:p>
        </text:list-item>
      </text:list>
      <text:p text:style-name="P1"><text:span text:style-name="Strong_20_Emphasis">La nostra consulenza</text:span> include la verifica delle cifre esatte per ogni call specifica.</text:p>
      <text:h text:style-name="Heading_20_2" text:outline-level="2">Calendario 2025-2026: Scadenze Immediate e Finestre Future</text:h>
      <text:p text:style-name="Text_20_body"><text:span text:style-name="Strong_20_Emphasis">Noi di Solarix Business monitoriamo costantemente</text:span> tutte le finestre di opportunità per voi:</text:p>
      <text:h text:style-name="Heading_20_3" text:outline-level="3">Scadenze Immediate (Settembre-Novembre 2025):</text:h>
      <text:list text:style-name="L3">
        <text:list-item>
          <text:p text:style-name="P6"><text:span text:style-name="Strong_20_Emphasis">Gruppo 5 (la nostra specialità):</text:span> Call chiudono tra il 17-22 settembre 2025 </text:p>
        </text:list-item>
        <text:list-item>
          <text:p text:style-name="P6"><text:span text:style-name="Strong_20_Emphasis">Gruppi 4 e 6:</text:span> Scadenze concentrate settembre-ottobre 2025 </text:p>
        </text:list-item>
        <text:list-item>
          <text:p text:style-name="P6"><text:span text:style-name="Strong_20_Emphasis">Two-stage calls:</text:span> Prima fase 19 settembre 2025 </text:p>
        </text:list-item>
        <text:list-item>
          <text:p text:style-name="P7"><text:span text:style-name="Strong_20_Emphasis">Alcune call salute:</text:span> Fino a novembre 2025 </text:p>
        </text:list-item>
      </text:list>
      <text:p text:style-name="P1"><text:span text:style-name="Strong_20_Emphasis">⚠️ Importante:</text:span> Con solo poche settimane alle scadenze di settembre, <text:span text:style-name="Strong_20_Emphasis">il nostro supporto immediato è cruciale</text:span> per chi vuole partecipare a questa finestra.</text:p>
      <text:h text:style-name="Heading_20_3" text:outline-level="3">Finestre Future 2026 (Maggiori Opportunità):</text:h>
      <text:p text:style-name="Text_20_body"><text:span text:style-name="Strong_20_Emphasis">Il nostro planning strategico per voi:</text:span></text:p>
      <text:h text:style-name="Heading_20_4" text:outline-level="4"><text:span text:style-name="Strong_20_Emphasis">Primo Trimestre 2026:</text:span></text:h>
      <text:list text:style-name="L4">
        <text:list-item>
          <text:p text:style-name="P8"><text:span text:style-name="Strong_20_Emphasis">Febbraio 2026:</text:span> Scadenze second-stage per call two-phase aperte a settembre 2025 </text:p>
        </text:list-item>
        <text:list-item>
          <text:p text:style-name="P9"><text:span text:style-name="Strong_20_Emphasis">Marzo 2026:</text:span> Nuove call Gruppo 1 (Salute) e Gruppo 3 (Sicurezza) </text:p>
        </text:list-item>
      </text:list>
      <text:h text:style-name="Heading_20_4" text:outline-level="4"><text:soft-page-break/><text:span text:style-name="Strong_20_Emphasis">Secondo Trimestre 2026:</text:span></text:h>
      <text:list text:style-name="L5">
        <text:list-item>
          <text:p text:style-name="P10"><text:span text:style-name="Strong_20_Emphasis">Aprile-Maggio 2026:</text:span> <text:span text:style-name="Strong_20_Emphasis">Apertura Work Programme 2026</text:span> - nuove call per tutti i gruppi </text:p>
        </text:list-item>
        <text:list-item>
          <text:p text:style-name="P11"><text:span text:style-name="Strong_20_Emphasis">Maggio 2026:</text:span> Call specifiche per Gruppo 5 (Energia) - la nostra area di eccellenza </text:p>
        </text:list-item>
      </text:list>
      <text:h text:style-name="Heading_20_4" text:outline-level="4"><text:span text:style-name="Strong_20_Emphasis">Terzo Trimestre 2026:</text:span></text:h>
      <text:list text:style-name="L6">
        <text:list-item>
          <text:p text:style-name="P12"><text:span text:style-name="Strong_20_Emphasis">Settembre 2026:</text:span> Concentrazione scadenze principali (pattern ricorrente) </text:p>
        </text:list-item>
        <text:list-item>
          <text:p text:style-name="P13"><text:span text:style-name="Strong_20_Emphasis">Ottobre 2026:</text:span> Call per progetti infrastrutturali (budget elevati) </text:p>
        </text:list-item>
      </text:list>
      <text:h text:style-name="Heading_20_4" text:outline-level="4"><text:span text:style-name="Strong_20_Emphasis">Quarto Trimestre 2026:</text:span></text:h>
      <text:list text:style-name="L7">
        <text:list-item>
          <text:p text:style-name="P14"><text:span text:style-name="Strong_20_Emphasis">Novembre 2026:</text:span> Ultime call del programma corrente </text:p>
        </text:list-item>
        <text:list-item>
          <text:p text:style-name="P15"><text:span text:style-name="Strong_20_Emphasis">Dicembre 2026:</text:span> Preparazione transizione verso Horizon Europe 2028-2034 </text:p>
        </text:list-item>
      </text:list>
      <text:h text:style-name="Heading_20_3" text:outline-level="3">Prospettive 2027 e Oltre:</text:h>
      <text:p text:style-name="Text_20_body"><text:span text:style-name="Strong_20_Emphasis">La nostra visione strategica per il vostro business:</text:span></text:p>
      <text:h text:style-name="Heading_20_4" text:outline-level="4"><text:span text:style-name="Strong_20_Emphasis">2027 - Ultimo Anno Programma Corrente:</text:span></text:h>
      <text:list text:style-name="L8">
        <text:list-item>
          <text:p text:style-name="P16"><text:span text:style-name="Strong_20_Emphasis">Gennaio-Marzo 2027:</text:span> Call finali con budget residui </text:p>
        </text:list-item>
        <text:list-item>
          <text:p text:style-name="P16"><text:span text:style-name="Strong_20_Emphasis">Maggio 2027:</text:span> Ultime opportunità prima della transizione </text:p>
        </text:list-item>
        <text:list-item>
          <text:p text:style-name="P17"><text:span text:style-name="Strong_20_Emphasis">Settembre 2027:</text:span> Chiusura definitiva Horizon Europe 2021-2027 </text:p>
        </text:list-item>
      </text:list>
      <text:h text:style-name="Heading_20_4" text:outline-level="4"><text:span text:style-name="Strong_20_Emphasis">2028-2034 - Nuovo Programma (175 Miliardi):</text:span></text:h>
      <text:list text:style-name="L9">
        <text:list-item>
          <text:p text:style-name="P18"><text:span text:style-name="Strong_20_Emphasis">Budget raddoppiato:</text:span> Da 95,5 a 175 miliardi euro </text:p>
        </text:list-item>
        <text:list-item>
          <text:p text:style-name="P18"><text:span text:style-name="Strong_20_Emphasis">Struttura semplificata:</text:span> Quattro pilastri invece di sei gruppi </text:p>
        </text:list-item>
        <text:list-item>
          <text:p text:style-name="P18"><text:span text:style-name="Strong_20_Emphasis">Focus rafforzato:</text:span> "Moonshot projects" in settori strategici </text:p>
        </text:list-item>
        <text:list-item>
          <text:p text:style-name="P19"><text:span text:style-name="Strong_20_Emphasis">Integrazione:</text:span> Con nuovo Fondo Europeo per la Competitività </text:p>
        </text:list-item>
      </text:list>
      <text:h text:style-name="Heading_20_3" text:outline-level="3">Il Nostro Supporto Temporale Strategico:</text:h>
      <text:p text:style-name="Text_20_body"><text:span text:style-name="Strong_20_Emphasis">Per Scadenze Immediate (2025):</text:span></text:p>
      <text:list text:style-name="L10">
        <text:list-item>
          <text:p text:style-name="P20"><text:span text:style-name="Strong_20_Emphasis">Settembre 2025:</text:span> Supporto intensivo per candidature last-minute </text:p>
        </text:list-item>
        <text:list-item>
          <text:p text:style-name="P21"><text:span text:style-name="Strong_20_Emphasis">Preparazione immediata</text:span> per chi ha già partner e idee definite </text:p>
        </text:list-item>
      </text:list>
      <text:p text:style-name="Text_20_body"><text:span text:style-name="Strong_20_Emphasis">Per Finestre Future (2026-2027):</text:span></text:p>
      <text:list text:style-name="L11">
        <text:list-item>
          <text:p text:style-name="P22"><text:span text:style-name="Strong_20_Emphasis">Planning anticipato:</text:span> Costruzione consorzi da settembre 2025 </text:p>
        </text:list-item>
        <text:list-item>
          <text:p text:style-name="P22"><text:span text:style-name="Strong_20_Emphasis">Sviluppo idee innovative</text:span> per call 2026 con 6-8 mesi di preparazione </text:p>
        </text:list-item>
        <text:list-item>
          <text:p text:style-name="P23"><text:span text:style-name="Strong_20_Emphasis">Network building:</text:span> Eventi e contatti internazionali durante l'autunno 2025 </text:p>
        </text:list-item>
      </text:list>
      <text:p text:style-name="Text_20_body"><text:span text:style-name="Strong_20_Emphasis">Per Nuovo Programma (2028+):</text:span></text:p>
      <text:list text:style-name="L12">
        <text:list-item>
          <text:p text:style-name="P24"><text:span text:style-name="Strong_20_Emphasis">Strategia di lungo termine:</text:span> Posizionamento per budget raddoppiato </text:p>
        </text:list-item>
        <text:list-item>
          <text:p text:style-name="P24"><text:span text:style-name="Strong_20_Emphasis">Aggiornamento competenze:</text:span> Allineamento ai nuovi pilastri </text:p>
        </text:list-item>
        <text:list-item>
          <text:p text:style-name="P25"><text:span text:style-name="Strong_20_Emphasis">Partnership strategiche:</text:span> Preparazione per "moonshot projects" </text:p>
        </text:list-item>
      </text:list>
      <text:h text:style-name="Heading_20_3" text:outline-level="3"><text:soft-page-break/>La Nostra Raccomandazione Temporale:</text:h>
      <text:p text:style-name="Text_20_body">🚀 <text:span text:style-name="Strong_20_Emphasis">Se avete già partner e progetti definiti:</text:span> Puntate alle scadenze settembre 2025<text:line-break/>📋 <text:span text:style-name="Strong_20_Emphasis">Se state esplorando possibilità:</text:span> Iniziamo a pianificare per le call 2026<text:line-break/>🎯 <text:span text:style-name="Strong_20_Emphasis">Se pensate strategicamente:</text:span> Prepariamoci insieme per il nuovo programma 2028-2034</text:p>
      <text:p text:style-name="Text_20_body"><text:span text:style-name="Strong_20_Emphasis">Il vantaggio di Solarix Business:</text:span> Gestiamo per voi il timing ottimale, dalla preparazione immediata alla strategia pluriennale.</text:p>
      <text:h text:style-name="Heading_20_2" text:outline-level="2">Come Strutturiamo le Vostre Domande</text:h>
      <text:p text:style-name="Text_20_body"><text:span text:style-name="Strong_20_Emphasis">Noi di Solarix Business vi accompagniamo</text:span> in tutto il processo di candidatura online sul portale <text:span text:style-name="Strong_20_Emphasis">Funding &amp; Tenders</text:span> dell'UE:</text:p>
      <text:h text:style-name="Heading_20_3" text:outline-level="3">Il Nostro Processo per Voi:</text:h>
      <text:list text:style-name="L13">
        <text:list-item>
          <text:p text:style-name="P26"><text:span text:style-name="Strong_20_Emphasis">Creazione profilo aziendale</text:span> </text:p>
        </text:list-item>
        <text:list-item>
          <text:p text:style-name="P26"><text:span text:style-name="Strong_20_Emphasis">Selezione call più adatte</text:span> </text:p>
        </text:list-item>
        <text:list-item>
          <text:p text:style-name="P27"><text:span text:style-name="Strong_20_Emphasis">Supporto nella compilazione entro scadenza</text:span> </text:p>
        </text:list-item>
      </text:list>
      <text:h text:style-name="Heading_20_3" text:outline-level="3">Struttura delle Proposte che Prepariamo:</text:h>
      <text:h text:style-name="Heading_20_4" text:outline-level="4">Parte A: Amministrativa</text:h>
      <text:list text:style-name="L14">
        <text:list-item>
          <text:p text:style-name="P28"><text:span text:style-name="Strong_20_Emphasis">Gestiamo noi:</text:span> Dati aziendali, budget, ruoli del consorzio </text:p>
        </text:list-item>
      </text:list>
      <text:h text:style-name="Heading_20_4" text:outline-level="4">Parte B: Tecnica</text:h>
      <text:list text:style-name="L15">
        <text:list-item>
          <text:p text:style-name="P29"><text:span text:style-name="Strong_20_Emphasis">Scriviamo insieme:</text:span> Documento 45-70 pagine con: </text:p>
          <text:list>
            <text:list-item>
              <text:p text:style-name="P29"><text:span text:style-name="Strong_20_Emphasis">Eccellenza:</text:span> La vostra idea innovativa </text:p>
            </text:list-item>
            <text:list-item>
              <text:p text:style-name="P29"><text:span text:style-name="Strong_20_Emphasis">Impatto:</text:span> Benefici per l'Europa </text:p>
            </text:list-item>
            <text:list-item>
              <text:p text:style-name="P30"><text:span text:style-name="Strong_20_Emphasis">Implementazione:</text:span> Piano lavoro e gestione rischi </text:p>
            </text:list-item>
          </text:list>
        </text:list-item>
      </text:list>
      <text:h text:style-name="Heading_20_3" text:outline-level="3">Come Distribuiamo i Fondi nel Consorzio:</text:h>
      <text:p text:style-name="Text_20_body"><text:span text:style-name="Strong_20_Emphasis">Il nostro metodo trasparente:</text:span></text:p>
      <text:list text:style-name="L16">
        <text:list-item>
          <text:p text:style-name="P31">Ogni partner dichiara i propri costi </text:p>
        </text:list-item>
        <text:list-item>
          <text:p text:style-name="P31">L'UE applica la percentuale di contributo </text:p>
        </text:list-item>
        <text:list-item>
          <text:p text:style-name="P32"><text:span text:style-name="Strong_20_Emphasis">Pagamento diretto UE</text:span> a ciascun attore </text:p>
        </text:list-item>
      </text:list>
      <text:h text:style-name="Heading_20_4" text:outline-level="4">Esempio Pratico di Distribuzione:</text:h>
      <text:p text:style-name="Text_20_body"><text:span text:style-name="Strong_20_Emphasis">Progetto da 3 milioni di euro:</text:span></text:p>
      <text:list text:style-name="L17">
        <text:list-item>
          <text:p text:style-name="P33"><text:span text:style-name="Strong_20_Emphasis">La vostra azienda (Italia):</text:span> 1 milione di costi → ricevete 700.000 euro </text:p>
        </text:list-item>
        <text:list-item>
          <text:p text:style-name="P33"><text:span text:style-name="Strong_20_Emphasis">Partner Germania:</text:span> 1 milione di costi → riceve 700.000 euro </text:p>
        </text:list-item>
        <text:list-item>
          <text:p text:style-name="P34"><text:span text:style-name="Strong_20_Emphasis">Partner Francia:</text:span> 1 milione di costi → riceve 700.000 euro </text:p>
        </text:list-item>
      </text:list>
      <text:h text:style-name="Heading_20_2" text:outline-level="2"><text:soft-page-break/>I Nostri Servizi di Consulenza per Ogni Gruppo</text:h>
      <text:h text:style-name="Heading_20_3" text:outline-level="3">Come Solarix Business Vi Supporta nel Gruppo 1: Salute</text:h>
      <text:p text:style-name="Text_20_body"><text:span text:style-name="Strong_20_Emphasis">La nostra proposta per voi:</text:span> Dopo avervi assistito in un progetto nazionale (come Transizione 5.0), vi proponiamo progetti europei sulla salute per costruire rapporti duraturi. <text:span text:style-name="Strong_20_Emphasis">Evolviamo insieme</text:span> aggiungendo servizi su "salute aziendale", come certificazioni per ambienti sani, attraendo clienti nel settore medico o benessere.</text:p>
      <text:h text:style-name="Heading_20_4" text:outline-level="4">Campi dove Vi Possiamo Assistere:</text:h>
      <text:list text:style-name="L18">
        <text:list-item>
          <text:p text:style-name="P35">Prevenzione malattie attraverso monitoraggio ambientale </text:p>
        </text:list-item>
        <text:list-item>
          <text:p text:style-name="P35">Tecnologia sanitaria per controllo quotidiano </text:p>
        </text:list-item>
        <text:list-item>
          <text:p text:style-name="P36">Salute e ambiente collegati all'efficienza energetica </text:p>
        </text:list-item>
      </text:list>
      <text:h text:style-name="Heading_20_4" text:outline-level="4">Esempi di Progetti che Realizziamo per Voi:</text:h>
      <text:p text:style-name="Text_20_body"><text:span text:style-name="Strong_20_Emphasis">Progetto Salute-Energia (la nostra specialty):</text:span> Se siete una fabbrica che abbiamo già supportato con impianti solari, <text:span text:style-name="Strong_20_Emphasis">vi proponiamo</text:span> un sistema per misurare aria interna con filtri alimentati da energia efficiente. <text:span text:style-name="Strong_20_Emphasis">Risultato:</text:span> 70% coperto da fondi UE, prevenzione allergie operai, rapporto continuativo con noi.</text:p>
      <text:h text:style-name="Heading_20_3" text:outline-level="3">Come Solarix Business Vi Supporta nel Gruppo 4: Digitale e Industria</text:h>
      <text:p text:style-name="Text_20_body"><text:span text:style-name="Strong_20_Emphasis">La nostra evoluzione per voi:</text:span> Dopo progetti energetici base, <text:span text:style-name="Strong_20_Emphasis">vi proponiamo</text:span> digitalizzazione e automazione per far crescere la vostra competitività. <text:span text:style-name="Strong_20_Emphasis">Aggiungiamo</text:span> servizi su "tecnologia integrata" usando le nostre certificazioni.</text:p>
      <text:h text:style-name="Heading_20_4" text:outline-level="4">Esempi di Progetti Digitali che Creiamo:</text:h>
      <text:p text:style-name="Text_20_body"><text:span text:style-name="Strong_20_Emphasis">Progetto Industria 4.0:</text:span> Se siete nell'automazione, <text:span text:style-name="Strong_20_Emphasis">vi aiutiamo</text:span> a sviluppare software per controllare macchine industriali in tempo reale. <text:span text:style-name="Strong_20_Emphasis">Beneficio:</text:span> 70% finanziamento UE, produzione più veloce, consulenza continuativa.</text:p>
      <text:h text:style-name="Heading_20_3" text:outline-level="3">Come Solarix Business Vi Supporta nel Gruppo 5: Clima ed Energia</text:h>
      <text:p text:style-name="Text_20_body"><text:span text:style-name="Strong_20_Emphasis">Il nostro punto di forza per voi:</text:span> Questo è il gruppo dove <text:span text:style-name="Strong_20_Emphasis">Solarix Business eccelle</text:span> - consolidiamo i nostri rapporti dopo progetti nazionali proponendovi innovazioni europee su clima e mobilità verde.</text:p>
      <text:h text:style-name="Heading_20_4" text:outline-level="4">La Nostra Expertise al Vostro Servizio:</text:h>
      <text:list text:style-name="L19">
        <text:list-item>
          <text:p text:style-name="P37">Reti energia pulita condivisa </text:p>
        </text:list-item>
        <text:list-item>
          <text:p text:style-name="P37">Trasporti sostenibili integrati </text:p>
        </text:list-item>
        <text:list-item>
          <text:p text:style-name="P38">Adattamento climatico per aziende </text:p>
        </text:list-item>
      </text:list>
      <text:h text:style-name="Heading_20_4" text:outline-level="4">Progetti Energia che Realizziamo:</text:h>
      <text:p text:style-name="Text_20_body"><text:span text:style-name="Strong_20_Emphasis">Rete Energetica Condivisa:</text:span> <text:span text:style-name="Strong_20_Emphasis">Vi guidiamo</text:span> nella creazione di reti per condividere energia pulita tra fabbriche. <text:span text:style-name="Strong_20_Emphasis">Vantaggio:</text:span> 70% finanziamento UE, riduzione emissioni, partnership duratura.</text:p>
      <text:h text:style-name="Heading_20_2" text:outline-level="2"><text:soft-page-break/>La Nostra Matrice di Priorità per il Vostro Business</text:h>
      <text:p text:style-name="Text_20_body"><text:span text:style-name="Strong_20_Emphasis">Noi di Solarix Business vi consigliamo</text:span> questa strategia di ingresso basata sulle vostre competenze attuali: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Table_20_Heading"><text:span text:style-name="Strong_20_Emphasis">Gruppo</text:span></text:p>
            </table:table-cell>
            <table:table-cell table:style-name="Tabella1.A1" office:value-type="string">
              <text:p text:style-name="Table_20_Heading"><text:span text:style-name="Strong_20_Emphasis">Facilità di Accesso</text:span></text:p>
            </table:table-cell>
            <table:table-cell table:style-name="Tabella1.A1" office:value-type="string">
              <text:p text:style-name="Table_20_Heading"><text:span text:style-name="Strong_20_Emphasis">Le Vostre Competenze Utilizzabili</text:span></text:p>
            </table:table-cell>
            <table:table-cell table:style-name="Tabella1.A1" office:value-type="string">
              <text:p text:style-name="Table_20_Heading"><text:span text:style-name="Strong_20_Emphasis">Budget Tipico</text:span></text:p>
            </table:table-cell>
            <table:table-cell table:style-name="Tabella1.E1" office:value-type="string">
              <text:p text:style-name="Table_20_Heading"><text:span text:style-name="Strong_20_Emphasis">Il Nostro Consiglio</text:span></text:p>
            </table:table-cell>
          </table:table-row>
        </table:table-header-rows>
        <table:table-row>
          <table:table-cell table:style-name="Tabella1.A2" office:value-type="string">
            <text:p text:style-name="Table_20_Contents"><text:span text:style-name="Strong_20_Emphasis">Gruppo 5: Energia</text:span></text:p>
          </table:table-cell>
          <table:table-cell table:style-name="Tabella1.A2" office:value-type="string">
            <text:p text:style-name="Table_20_Contents">⭐⭐⭐⭐⭐ <text:span text:style-name="Strong_20_Emphasis">FACILISSIMO</text:span></text:p>
          </table:table-cell>
          <table:table-cell table:style-name="Tabella1.A2" office:value-type="string">
            <text:p text:style-name="Table_20_Contents">Energia, efficienza (già consolidate)</text:p>
          </table:table-cell>
          <table:table-cell table:style-name="Tabella1.A2" office:value-type="string">
            <text:p text:style-name="Table_20_Contents">3-10 milioni</text:p>
          </table:table-cell>
          <table:table-cell table:style-name="Tabella1.E2" office:value-type="string">
            <text:p text:style-name="Table_20_Contents"><text:span text:style-name="Strong_20_Emphasis">INIZIATE QUI</text:span> - La nostra specialità</text:p>
          </table:table-cell>
        </table:table-row>
        <table:table-row>
          <table:table-cell table:style-name="Tabella1.A2" office:value-type="string">
            <text:p text:style-name="Table_20_Contents"><text:span text:style-name="Strong_20_Emphasis">Gruppo 4: Digitale</text:span></text:p>
          </table:table-cell>
          <table:table-cell table:style-name="Tabella1.A2" office:value-type="string">
            <text:p text:style-name="Table_20_Contents">⭐⭐⭐⭐ <text:span text:style-name="Strong_20_Emphasis">FACILE</text:span></text:p>
          </table:table-cell>
          <table:table-cell table:style-name="Tabella1.A2" office:value-type="string">
            <text:p text:style-name="Table_20_Contents">Software, certificazioni</text:p>
          </table:table-cell>
          <table:table-cell table:style-name="Tabella1.A2" office:value-type="string">
            <text:p text:style-name="Table_20_Contents">3-8 milioni</text:p>
          </table:table-cell>
          <table:table-cell table:style-name="Tabella1.E2" office:value-type="string">
            <text:p text:style-name="Table_20_Contents"><text:span text:style-name="Strong_20_Emphasis">SECONDO PASSO</text:span> - Sfruttiamo competenze digitali</text:p>
          </table:table-cell>
        </table:table-row>
        <table:table-row>
          <table:table-cell table:style-name="Tabella1.A2" office:value-type="string">
            <text:p text:style-name="Table_20_Contents"><text:span text:style-name="Strong_20_Emphasis">Gruppo 6: Bioeconomia</text:span></text:p>
          </table:table-cell>
          <table:table-cell table:style-name="Tabella1.A2" office:value-type="string">
            <text:p text:style-name="Table_20_Contents">⭐⭐⭐ <text:span text:style-name="Strong_20_Emphasis">MEDIO</text:span></text:p>
          </table:table-cell>
          <table:table-cell table:style-name="Tabella1.A2" office:value-type="string">
            <text:p text:style-name="Table_20_Contents">Certificazioni qualità</text:p>
          </table:table-cell>
          <table:table-cell table:style-name="Tabella1.A2" office:value-type="string">
            <text:p text:style-name="Table_20_Contents">2-7 milioni</text:p>
          </table:table-cell>
          <table:table-cell table:style-name="Tabella1.E2" office:value-type="string">
            <text:p text:style-name="Table_20_Contents"><text:span text:style-name="Strong_20_Emphasis">TERZO PASSO</text:span> - Ambiente e agricoltura</text:p>
          </table:table-cell>
        </table:table-row>
      </table:table>
      <text:h text:style-name="Heading_20_3" text:outline-level="3">La Nostra Strategia di Crescita per Voi:</text:h>
      <text:p text:style-name="Text_20_body"><text:span text:style-name="Strong_20_Emphasis">FASE 1 (Settembre 2025 - Immediata):</text:span> <text:span text:style-name="Strong_20_Emphasis">Vi guidiamo nel Gruppo 5</text:span> per scadenze imminenti se avete già partner</text:p>
      <text:p text:style-name="Text_20_body"><text:span text:style-name="Strong_20_Emphasis">FASE 2 (Primo Semestre 2026):</text:span> <text:span text:style-name="Strong_20_Emphasis">Prepariamo insieme</text:span> candidature Gruppo 4 (digitale/industria) per call primaverili</text:p>
      <text:p text:style-name="Text_20_body"><text:span text:style-name="Strong_20_Emphasis">FASE 3 (2026-2027):</text:span> <text:span text:style-name="Strong_20_Emphasis">Costruiamo</text:span> portfolio diversificato su più gruppi con pianificazione anticipata</text:p>
      <text:p text:style-name="Text_20_body"><text:span text:style-name="Strong_20_Emphasis">FASE 4 (2028-2034):</text:span> <text:span text:style-name="Strong_20_Emphasis">Vi posizioniamo</text:span> strategicamente per il nuovo programma da 175 miliardi</text:p>
      <text:h text:style-name="Heading_20_2" text:outline-level="2">Errori che Noi di Solarix Business Vi Aiutiamo a Evitare</text:h>
      <text:h text:style-name="Heading_20_3" text:outline-level="3">Il Nostro Metodo Anti-Errore:</text:h>
      <text:p text:style-name="Text_20_body"><text:span text:style-name="Strong_20_Emphasis">❌ Consorzio mal costruito</text:span> → <text:span text:style-name="Strong_20_Emphasis">✅ Noi costruiamo</text:span> relazioni solide prima del bando</text:p>
      <text:p text:style-name="Text_20_body"><text:span text:style-name="Strong_20_Emphasis">❌ Innovazione poco convincente</text:span> → <text:span text:style-name="Strong_20_Emphasis">✅ La nostra ricerca</text:span> approfondisce stato dell'arte e differenziazione</text:p>
      <text:p text:style-name="Text_20_body"><text:span text:style-name="Strong_20_Emphasis">❌ Budget irrealistico</text:span> → <text:span text:style-name="Strong_20_Emphasis">✅ I nostri budget</text:span> includono margini di sicurezza del 15-20%</text:p>
      <text:p text:style-name="Text_20_body"><text:span text:style-name="Strong_20_Emphasis">❌ Scadenze sottovalutate</text:span> → <text:span text:style-name="Strong_20_Emphasis">✅ Iniziamo</text:span> insieme 6-8 settimane prima della scadenza</text:p>
      <text:h text:style-name="Heading_20_2" text:outline-level="2">I Nostri Primi Passi Operativi per Voi</text:h>
      <text:h text:style-name="Heading_20_3" text:outline-level="3">Come Solarix Business Vi Accompagna:</text:h>
      <text:p text:style-name="Text_20_body"><text:span text:style-name="Strong_20_Emphasis">Per Scadenze Immediate (Settembre 2025):</text:span></text:p>
      <text:list text:style-name="L20">
        <text:list-item>
          <text:p text:style-name="P39"><text:span text:style-name="Strong_20_Emphasis">Verifica rapida</text:span> eligibilità e disponibilità partner esistenti </text:p>
        </text:list-item>
        <text:list-item>
          <text:p text:style-name="P39"><text:span text:style-name="Strong_20_Emphasis">Supporto intensivo</text:span> per candidature con tempi stretti </text:p>
        </text:list-item>
        <text:list-item>
          <text:p text:style-name="P40"><text:span text:style-name="Strong_20_Emphasis">Solo se avete già</text:span> idee definite e consorzi pronti </text:p>
        </text:list-item>
      </text:list>
      <text:p text:style-name="Text_20_body"><text:span text:style-name="Strong_20_Emphasis">Per Finestre 2026 (Approccio Strategico):</text:span></text:p>
      <text:list text:style-name="L21">
        <text:list-item>
          <text:p text:style-name="P41"><text:soft-page-break/><text:span text:style-name="Strong_20_Emphasis">Registriamo insieme</text:span> la vostra azienda su funding-tenders.ec.europa.eu </text:p>
        </text:list-item>
        <text:list-item>
          <text:p text:style-name="P41"><text:span text:style-name="Strong_20_Emphasis">Identifichiamo</text:span> call più promettenti del Work Programme 2026 </text:p>
        </text:list-item>
        <text:list-item>
          <text:p text:style-name="P41"><text:span text:style-name="Strong_20_Emphasis">Costruiamo</text:span> network di partner europei durante l'autunno 2025 </text:p>
        </text:list-item>
        <text:list-item>
          <text:p text:style-name="P42"><text:span text:style-name="Strong_20_Emphasis">Sviluppiamo</text:span> idee innovative con 6+ mesi di preparazione </text:p>
        </text:list-item>
      </text:list>
      <text:p text:style-name="Text_20_body"><text:span text:style-name="Strong_20_Emphasis">Per Nuovo Programma 2028-2034:</text:span></text:p>
      <text:list text:style-name="L22">
        <text:list-item>
          <text:p text:style-name="P43"><text:span text:style-name="Strong_20_Emphasis">Analisi strategica</text:span> dei nuovi pilastri e moonshot projects </text:p>
        </text:list-item>
        <text:list-item>
          <text:p text:style-name="P43"><text:span text:style-name="Strong_20_Emphasis">Posizionamento</text:span> competenze aziendali per budget raddoppiato </text:p>
        </text:list-item>
        <text:list-item>
          <text:p text:style-name="P44"><text:span text:style-name="Strong_20_Emphasis">Partnership</text:span> di lungo termine per progetti ambiziosi </text:p>
        </text:list-item>
      </text:list>
      <text:h text:style-name="Heading_20_3" text:outline-level="3">Il Nostro Investimento nel Vostro Successo:</text:h>
      <text:p text:style-name="Text_20_body"><text:span text:style-name="Strong_20_Emphasis">Per Candidature 2025 (Immediate):</text:span></text:p>
      <text:list text:style-name="L23">
        <text:list-item>
          <text:p text:style-name="P45"><text:span text:style-name="Strong_20_Emphasis">Tempo Solarix Business:</text:span> 30 ore intensive in 2-3 settimane </text:p>
        </text:list-item>
        <text:list-item>
          <text:p text:style-name="P45"><text:span text:style-name="Strong_20_Emphasis">Vostro impegno:</text:span> 15 ore per informazioni tecniche urgenti </text:p>
        </text:list-item>
        <text:list-item>
          <text:p text:style-name="P46"><text:span text:style-name="Strong_20_Emphasis">Risultato:</text:span> Candidatura professionale last-minute </text:p>
        </text:list-item>
      </text:list>
      <text:p text:style-name="Text_20_body"><text:span text:style-name="Strong_20_Emphasis">Per Progetti 2026 (Strategici):</text:span></text:p>
      <text:list text:style-name="L24">
        <text:list-item>
          <text:p text:style-name="P47"><text:span text:style-name="Strong_20_Emphasis">Tempo Solarix Business:</text:span> 40 ore distribuite su 3-4 mesi </text:p>
        </text:list-item>
        <text:list-item>
          <text:p text:style-name="P47"><text:span text:style-name="Strong_20_Emphasis">Vostro impegno:</text:span> 20 ore per sviluppo strategico </text:p>
        </text:list-item>
        <text:list-item>
          <text:p text:style-name="P48"><text:span text:style-name="Strong_20_Emphasis">Risultato:</text:span> Proposta eccellente con network solido </text:p>
        </text:list-item>
      </text:list>
      <text:p text:style-name="Text_20_body"><text:span text:style-name="Strong_20_Emphasis">Per Visione 2028-2034:</text:span></text:p>
      <text:list text:style-name="L25">
        <text:list-item>
          <text:p text:style-name="P49"><text:span text:style-name="Strong_20_Emphasis">Consulenza continuativa</text:span> di posizionamento strategico </text:p>
        </text:list-item>
        <text:list-item>
          <text:p text:style-name="P49"><text:span text:style-name="Strong_20_Emphasis">Partnership development</text:span> per moonshot projects </text:p>
        </text:list-item>
        <text:list-item>
          <text:p text:style-name="P50"><text:span text:style-name="Strong_20_Emphasis">ROI stimato:</text:span> Accesso a budget raddoppiato (175 miliardi) </text:p>
        </text:list-item>
      </text:list>
      <text:h text:style-name="Heading_20_2" text:outline-level="2">Tempistiche di Erogazione Fondi con il Nostro Supporto</text:h>
      <text:p text:style-name="Text_20_body"><text:span text:style-name="Strong_20_Emphasis">Noi di Solarix Business vi seguiamo</text:span> in tutto il processo post-approvazione:</text:p>
      <text:h text:style-name="Heading_20_3" text:outline-level="3">Il Nostro Calendario per Voi:</text:h>
      <text:p text:style-name="Text_20_body"><text:span text:style-name="Strong_20_Emphasis">Mesi 1-6:</text:span> Valutazione progetto (monitoriamo per voi)<text:line-break/><text:span text:style-name="Strong_20_Emphasis">Mesi 6-14:</text:span> Negoziazione accordo (vi assistiamo legalmente)<text:line-break/><text:span text:style-name="Strong_20_Emphasis">Mese 15:</text:span> <text:span text:style-name="Strong_20_Emphasis">Primi fondi sul vostro conto</text:span> (20-30% del totale)<text:line-break/><text:span text:style-name="Strong_20_Emphasis">Ogni 12-18 mesi:</text:span> Pagamenti intermedi (gestiamo report per voi)<text:line-break/><text:span text:style-name="Strong_20_Emphasis">Fine progetto:</text:span> Saldo finale (vi supportiamo nella rendicontazione)</text:p>
      <text:p text:style-name="P1"><text:span text:style-name="Strong_20_Emphasis">Il nostro valore aggiunto:</text:span> Dalla candidatura alla rendicontazione finale, <text:span text:style-name="Strong_20_Emphasis">Solarix Business è il vostro partner strategico</text:span> per massimizzare i fondi europei e far crescere il vostro business.</text:p>
      <text:h text:style-name="Heading_20_2" text:outline-level="2">Chi Può Partecipare ai Nostri Progetti</text:h>
      <text:p text:style-name="Text_20_body"><text:span text:style-name="Strong_20_Emphasis">La buona notizia che vi diamo:</text:span> Horizon Europe non è limitato alle PMI! <text:span text:style-name="Strong_20_Emphasis">Noi di Solarix Business possiamo supportare</text:span>:</text:p>
      <text:h text:style-name="Heading_20_3" text:outline-level="3"><text:soft-page-break/>I Nostri Clienti Ammissibili:</text:h>
      <text:list text:style-name="L26">
        <text:list-item>
          <text:p text:style-name="P51"><text:span text:style-name="Strong_20_Emphasis">PMI e imprese private</text:span> (la nostra base clienti principale) </text:p>
        </text:list-item>
        <text:list-item>
          <text:p text:style-name="P51"><text:span text:style-name="Strong_20_Emphasis">Enti pubblici</text:span> - amministrazioni, comuni, regioni, ministeri </text:p>
        </text:list-item>
        <text:list-item>
          <text:p text:style-name="P51"><text:span text:style-name="Strong_20_Emphasis">Università e centri ricerca</text:span> (nostri partner abituali) </text:p>
        </text:list-item>
        <text:list-item>
          <text:p text:style-name="P51"><text:span text:style-name="Strong_20_Emphasis">Associazioni e non-profit</text:span> (emergente nel nostro portfolio) </text:p>
        </text:list-item>
        <text:list-item>
          <text:p text:style-name="P52"><text:span text:style-name="Strong_20_Emphasis">Grandi imprese</text:span> (collaborazioni strategiche) </text:p>
        </text:list-item>
      </text:list>
      <text:h text:style-name="Heading_20_3" text:outline-level="3">I Nostri Requisiti per Voi:</text:h>
      <text:list text:style-name="L27">
        <text:list-item>
          <text:p text:style-name="P53">Essere in Italia (o paesi UE/associati) </text:p>
        </text:list-item>
        <text:list-item>
          <text:p text:style-name="P53">Capacità operativa e finanziaria (vi aiutiamo a dimostrarla) </text:p>
        </text:list-item>
        <text:list-item>
          <text:p text:style-name="P54"><text:span text:style-name="Strong_20_Emphasis">Il nostro supporto</text:span> per documentazione e compliance </text:p>
        </text:list-item>
      </text:list>
      <text:p text:style-name="Text_20_body"><text:span text:style-name="Strong_20_Emphasis">Il nostro vantaggio:</text:span> Possiamo proporvi progetti con clienti diversi - dalle PMI private agli enti comunali, creando rapporti duraturi e diversificati.</text:p>
      <text:p text:style-name="Horizontal_20_Line"/>
      <text:p text:style-name="Text_20_body"><text:span text:style-name="Strong_20_Emphasis">Solarix Business - Il vostro partner strategico per i fondi europei</text:span><text:line-break/><text:span text:style-name="Strong_20_Emphasis">Contattateci su </text:span><text:a xlink:type="simple" xlink:href="http://www.solarixbusiness.it/" text:style-name="Internet_20_link" text:visited-style-name="Visited_20_Internet_20_Link"><text:span text:style-name="Strong_20_Emphasis">www.solarixbusiness.it</text:span></text:a><text:span text:style-name="Strong_20_Emphasis"> per una consulenza personalizzata</text:span></text:p>
      <text:p text:style-name="Text_20_body"><text:span text:style-name="Emphasis">Documento preparato dal team Solarix Business - Aggiornato con le ultime informazioni ufficiali da Horizon Europe 202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6T22:16:31.745549900</meta:creation-date>
    <dc:date>2025-08-16T22:17:37.595784200</dc:date>
    <meta:editing-duration>PT1M6S</meta:editing-duration>
    <meta:editing-cycles>1</meta:editing-cycles>
    <meta:document-statistic meta:table-count="1" meta:image-count="0" meta:object-count="0" meta:page-count="9" meta:paragraph-count="210" meta:word-count="2407" meta:character-count="16651" meta:non-whitespace-character-count="14454"/>
    <meta:generator>LibreOffice/25.2.5.2$Windows_X86_64 LibreOffice_project/03d19516eb2e1dd5d4ccd751a0d6f35f35e08022</meta:generator>
  </office:meta>
</office:document-meta>
</file>